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142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bottom" fo:padding="0.0382in" fo:border-left="0.05pt solid #000000" fo:border-right="none" fo:border-top="none" fo:border-bottom="0.05pt solid #000000"/>
    </style:style>
    <style:style style:name="Table1.G2" style:family="table-cell">
      <style:table-cell-properties style:vertical-align="bottom" fo:padding="0.0382in" fo:border-left="0.05pt solid #000000" fo:border-right="0.05pt solid #000000"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142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bottom" fo:padding="0.0382in" fo:border-left="0.05pt solid #000000" fo:border-right="none" fo:border-top="none" fo:border-bottom="0.05pt solid #000000"/>
    </style:style>
    <style:style style:name="Table2.G2" style:family="table-cell">
      <style:table-cell-properties style:vertical-align="bottom" fo:padding="0.0382in" fo:border-left="0.05pt solid #000000" fo:border-right="0.05pt solid #000000"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G4" style:family="table-cell">
      <style:table-cell-properties fo:padding="0.0382in" fo:border-left="0.05pt solid #000000" fo:border-right="0.05pt solid #000000"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2.G6" style:family="table-cell">
      <style:table-cell-properties fo:padding="0.0382in" fo:border-left="0.05pt solid #000000" fo:border-right="0.05pt solid #000000" fo:border-top="none" fo:border-bottom="0.05pt solid #000000"/>
    </style:style>
    <style:style style:name="Table2.G7" style:family="table-cell">
      <style:table-cell-properties fo:padding="0.0382in" fo:border-left="0.05pt solid #000000" fo:border-right="0.05pt solid #000000" fo:border-top="none" fo:border-bottom="0.05pt solid #000000"/>
    </style:style>
    <style:style style:name="Table2.G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142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none" fo:border-top="none" fo:border-bottom="0.05pt solid #000000"/>
    </style:style>
    <style:style style:name="Table3.G2" style:family="table-cell">
      <style:table-cell-properties style:vertical-align="bottom" fo:padding="0.0382in" fo:border-left="0.05pt solid #000000" fo:border-right="0.05pt solid #000000"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142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style:vertical-align="bottom" fo:padding="0.0382in" fo:border-left="0.05pt solid #000000" fo:border-right="none" fo:border-top="none" fo:border-bottom="0.05pt solid #000000"/>
    </style:style>
    <style:style style:name="Table4.G2" style:family="table-cell">
      <style:table-cell-properties style:vertical-align="bottom" fo:padding="0.0382in" fo:border-left="0.05pt solid #000000" fo:border-right="0.05pt solid #000000"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9896in" style:rel-column-width="142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bottom" fo:padding="0.0382in" fo:border-left="0.05pt solid #000000" fo:border-right="none" fo:border-top="none" fo:border-bottom="0.05pt solid #000000"/>
    </style:style>
    <style:style style:name="Table5.G2" style:family="table-cell">
      <style:table-cell-properties style:vertical-align="bottom" fo:padding="0.0382in" fo:border-left="0.05pt solid #000000" fo:border-right="0.05pt solid #000000"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G4" style:family="table-cell">
      <style:table-cell-properties fo:padding="0.0382in" fo:border-left="0.05pt solid #000000" fo:border-right="0.05pt solid #000000" fo:border-top="none" fo:border-bottom="0.05pt solid #000000"/>
    </style:style>
    <style:style style:name="Table5.G5" style:family="table-cell">
      <style:table-cell-properties fo:padding="0.0382in" fo:border-left="0.05pt solid #000000" fo:border-right="0.05pt solid #000000" fo:border-top="none" fo:border-bottom="0.05pt solid #000000"/>
    </style:style>
    <style:style style:name="Table5.G6" style:family="table-cell">
      <style:table-cell-properties fo:padding="0.0382in" fo:border-left="0.05pt solid #000000" fo:border-right="0.05pt solid #000000"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5.G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d7e6" officeooo:paragraph-rsid="0008d7e6"/>
    </style:style>
    <style:style style:name="P2" style:family="paragraph" style:parent-style-name="Standard">
      <style:text-properties officeooo:rsid="0008d7e6" officeooo:paragraph-rsid="000ad1c7"/>
    </style:style>
    <style:style style:name="P3" style:family="paragraph" style:parent-style-name="Standard">
      <style:text-properties officeooo:rsid="000ad1c7" officeooo:paragraph-rsid="000ad1c7"/>
    </style:style>
    <style:style style:name="P4" style:family="paragraph" style:parent-style-name="Standard">
      <style:text-properties officeooo:rsid="000ccaaf" officeooo:paragraph-rsid="000ccaaf"/>
    </style:style>
    <style:style style:name="P5" style:family="paragraph" style:parent-style-name="Standard">
      <style:text-properties officeooo:rsid="000f313c" officeooo:paragraph-rsid="000f313c"/>
    </style:style>
    <style:style style:name="P6" style:family="paragraph" style:parent-style-name="Standard">
      <style:text-properties fo:font-weight="bold" officeooo:rsid="000f313c" officeooo:paragraph-rsid="000f313c" style:font-weight-asian="bold" style:font-weight-complex="bold"/>
    </style:style>
    <style:style style:name="P7" style:family="paragraph" style:parent-style-name="Standard">
      <style:text-properties fo:font-weight="bold" officeooo:rsid="000ad1c7" officeooo:paragraph-rsid="000ad1c7" style:font-weight-asian="bold" style:font-weight-complex="bold"/>
    </style:style>
    <style:style style:name="P8" style:family="paragraph" style:parent-style-name="Standard">
      <style:text-properties fo:font-weight="bold" officeooo:rsid="0008d7e6" officeooo:paragraph-rsid="0008d7e6" style:font-weight-asian="bold" style:font-weight-complex="bold"/>
    </style:style>
    <style:style style:name="P9" style:family="paragraph" style:parent-style-name="Standard">
      <style:text-properties fo:font-weight="bold" officeooo:rsid="00100a02" officeooo:paragraph-rsid="00100a02" style:font-weight-asian="bold" style:font-weight-complex="bold"/>
    </style:style>
    <style:style style:name="P10" style:family="paragraph" style:parent-style-name="Standard">
      <style:text-properties officeooo:rsid="00100a02" officeooo:paragraph-rsid="00100a02"/>
    </style:style>
    <style:style style:name="P11" style:family="paragraph" style:parent-style-name="Table_20_Contents">
      <style:text-properties officeooo:rsid="0021aee4" officeooo:paragraph-rsid="0021aee4"/>
    </style:style>
    <style:style style:name="P12" style:family="paragraph" style:parent-style-name="Table_20_Contents">
      <style:paragraph-properties fo:text-align="center" style:justify-single-word="false"/>
      <style:text-properties officeooo:rsid="0021aee4" officeooo:paragraph-rsid="0021aee4"/>
    </style:style>
    <style:style style:name="P13" style:family="paragraph" style:parent-style-name="Table_20_Contents">
      <style:paragraph-properties fo:text-align="center" style:justify-single-word="false"/>
      <style:text-properties officeooo:rsid="0021aee4" officeooo:paragraph-rsid="00221b69"/>
    </style:style>
    <style:style style:name="P14" style:family="paragraph" style:parent-style-name="Table_20_Contents">
      <style:text-properties officeooo:rsid="0021aee4" officeooo:paragraph-rsid="00221b69"/>
    </style:style>
    <style:style style:name="P15" style:family="paragraph" style:parent-style-name="Table_20_Contents">
      <style:paragraph-properties fo:text-align="center" style:justify-single-word="false"/>
      <style:text-properties officeooo:paragraph-rsid="0021aee4"/>
    </style:style>
    <style:style style:name="P16" style:family="paragraph" style:parent-style-name="Table_20_Contents">
      <style:paragraph-properties fo:text-align="center" style:justify-single-word="false"/>
      <style:text-properties officeooo:paragraph-rsid="00221b69"/>
    </style:style>
    <style:style style:name="P17" style:family="paragraph" style:parent-style-name="Table_20_Contents">
      <style:text-properties officeooo:paragraph-rsid="0021aee4"/>
    </style:style>
    <style:style style:name="P18" style:family="paragraph" style:parent-style-name="Table_20_Contents">
      <style:text-properties officeooo:paragraph-rsid="00221b69"/>
    </style:style>
    <style:style style:name="P19" style:family="paragraph" style:parent-style-name="Table_20_Contents">
      <style:paragraph-properties fo:text-align="center" style:justify-single-word="false"/>
      <style:text-properties officeooo:rsid="00221b69" officeooo:paragraph-rsid="00221b69"/>
    </style:style>
    <style:style style:name="P20" style:family="paragraph" style:parent-style-name="Standard" style:list-style-name="L1">
      <style:text-properties officeooo:rsid="00100a02" officeooo:paragraph-rsid="00100a02"/>
    </style:style>
    <style:style style:name="P21" style:family="paragraph" style:parent-style-name="Standard" style:list-style-name="L1">
      <style:text-properties officeooo:rsid="00100a02" officeooo:paragraph-rsid="001f1998"/>
    </style:style>
    <style:style style:name="P22" style:family="paragraph" style:parent-style-name="Standard">
      <style:text-properties officeooo:rsid="00100a02" officeooo:paragraph-rsid="001e53d7"/>
    </style:style>
    <style:style style:name="P23" style:family="paragraph" style:parent-style-name="Standard" style:list-style-name="L1">
      <style:text-properties officeooo:rsid="0012030d" officeooo:paragraph-rsid="0012030d"/>
    </style:style>
    <style:style style:name="P24" style:family="paragraph" style:parent-style-name="Standard">
      <style:text-properties officeooo:rsid="0012030d" officeooo:paragraph-rsid="0012030d"/>
    </style:style>
    <style:style style:name="P25" style:family="paragraph" style:parent-style-name="Standard">
      <style:text-properties officeooo:rsid="000ccaaf" officeooo:paragraph-rsid="001924a8"/>
    </style:style>
    <style:style style:name="P26" style:family="paragraph" style:parent-style-name="Standard">
      <style:text-properties officeooo:rsid="000ccaaf" officeooo:paragraph-rsid="000ccaaf"/>
    </style:style>
    <style:style style:name="P27" style:family="paragraph" style:parent-style-name="Standard">
      <style:text-properties officeooo:rsid="000ccaaf" officeooo:paragraph-rsid="00221b69"/>
    </style:style>
    <style:style style:name="P28" style:family="paragraph" style:parent-style-name="Standard">
      <style:text-properties officeooo:rsid="000ad1c7" officeooo:paragraph-rsid="001924a8"/>
    </style:style>
    <style:style style:name="P29" style:family="paragraph" style:parent-style-name="Standard">
      <style:text-properties officeooo:rsid="001924a8" officeooo:paragraph-rsid="001924a8"/>
    </style:style>
    <style:style style:name="P30" style:family="paragraph" style:parent-style-name="Standard">
      <style:text-properties officeooo:rsid="001924a8" officeooo:paragraph-rsid="001a2f52"/>
    </style:style>
    <style:style style:name="P31" style:family="paragraph" style:parent-style-name="Standard">
      <style:text-properties officeooo:rsid="001a2f52" officeooo:paragraph-rsid="001a8927"/>
    </style:style>
    <style:style style:name="P32" style:family="paragraph" style:parent-style-name="Standard">
      <style:text-properties officeooo:rsid="001a8927" officeooo:paragraph-rsid="001a9b87"/>
    </style:style>
    <style:style style:name="P33" style:family="paragraph" style:parent-style-name="Standard">
      <style:text-properties officeooo:rsid="001a9b87" officeooo:paragraph-rsid="001a9b87"/>
    </style:style>
    <style:style style:name="P34" style:family="paragraph" style:parent-style-name="Standard" style:list-style-name="L2">
      <style:text-properties officeooo:paragraph-rsid="001a9b87"/>
    </style:style>
    <style:style style:name="P35" style:family="paragraph" style:parent-style-name="Standard">
      <style:text-properties officeooo:paragraph-rsid="001a9b87"/>
    </style:style>
    <style:style style:name="P36" style:family="paragraph" style:parent-style-name="Standard">
      <style:text-properties officeooo:rsid="001b30d4" officeooo:paragraph-rsid="001b30d4"/>
    </style:style>
    <style:style style:name="P37" style:family="paragraph" style:parent-style-name="Standard" style:list-style-name="L3">
      <style:text-properties officeooo:rsid="001b30d4" officeooo:paragraph-rsid="001b30d4"/>
    </style:style>
    <style:style style:name="P38" style:family="paragraph" style:parent-style-name="Standard" style:list-style-name="L3">
      <style:text-properties officeooo:rsid="001b30d4" officeooo:paragraph-rsid="0021aee4"/>
    </style:style>
    <style:style style:name="P39" style:family="paragraph" style:parent-style-name="Standard">
      <style:text-properties officeooo:rsid="000f313c" officeooo:paragraph-rsid="000f313c"/>
    </style:style>
    <style:style style:name="P40" style:family="paragraph" style:parent-style-name="Standard">
      <style:text-properties officeooo:rsid="000f313c" officeooo:paragraph-rsid="001e53d7"/>
    </style:style>
    <style:style style:name="P41" style:family="paragraph" style:parent-style-name="Standard">
      <style:text-properties officeooo:rsid="000f313c" officeooo:paragraph-rsid="0023d2f6"/>
    </style:style>
    <style:style style:name="P42" style:family="paragraph" style:parent-style-name="Standard">
      <style:text-properties fo:font-weight="bold" officeooo:rsid="00100a02" officeooo:paragraph-rsid="00100a02" style:font-weight-asian="bold" style:font-weight-complex="bold"/>
    </style:style>
    <style:style style:name="P43" style:family="paragraph" style:parent-style-name="Standard">
      <style:text-properties fo:font-weight="bold" officeooo:rsid="00100a02" officeooo:paragraph-rsid="001e53d7" style:font-weight-asian="bold" style:font-weight-complex="bold"/>
    </style:style>
    <style:style style:name="P44" style:family="paragraph" style:parent-style-name="Standard">
      <style:text-properties fo:font-weight="bold" officeooo:rsid="001f1998" officeooo:paragraph-rsid="001f1998" style:font-weight-asian="bold" style:font-weight-complex="bold"/>
    </style:style>
    <style:style style:name="P45" style:family="paragraph" style:parent-style-name="Standard">
      <style:text-properties fo:font-weight="bold" officeooo:rsid="0023d2f6" officeooo:paragraph-rsid="0023d2f6" style:font-weight-asian="bold" style:font-weight-complex="bold"/>
    </style:style>
    <style:style style:name="P46" style:family="paragraph" style:parent-style-name="Standard">
      <style:text-properties officeooo:rsid="001f1998" officeooo:paragraph-rsid="001f1998"/>
    </style:style>
    <style:style style:name="P47" style:family="paragraph" style:parent-style-name="Standard" style:list-style-name="L4">
      <style:text-properties officeooo:rsid="001f1998" officeooo:paragraph-rsid="00202796"/>
    </style:style>
    <style:style style:name="P48" style:family="paragraph" style:parent-style-name="Standard">
      <style:text-properties officeooo:rsid="001f1998" officeooo:paragraph-rsid="00202796"/>
    </style:style>
    <style:style style:name="P49" style:family="paragraph" style:parent-style-name="Standard">
      <style:text-properties officeooo:rsid="00202796" officeooo:paragraph-rsid="00202796"/>
    </style:style>
    <style:style style:name="P50" style:family="paragraph" style:parent-style-name="Standard" style:list-style-name="L3">
      <style:text-properties officeooo:rsid="0021aee4" officeooo:paragraph-rsid="0021aee4"/>
    </style:style>
    <style:style style:name="P51" style:family="paragraph" style:parent-style-name="Standard">
      <style:text-properties officeooo:rsid="0021aee4" officeooo:paragraph-rsid="00221b69"/>
    </style:style>
    <style:style style:name="P52" style:family="paragraph" style:parent-style-name="Standard">
      <style:text-properties officeooo:rsid="00221b69" officeooo:paragraph-rsid="00221b69"/>
    </style:style>
    <style:style style:name="P53" style:family="paragraph" style:parent-style-name="Standard">
      <style:text-properties officeooo:rsid="0023d2f6" officeooo:paragraph-rsid="0023d2f6"/>
    </style:style>
    <style:style style:name="P54" style:family="paragraph" style:parent-style-name="Standard">
      <style:paragraph-properties fo:break-before="page"/>
      <style:text-properties officeooo:rsid="000ccaaf" officeooo:paragraph-rsid="000ccaaf"/>
    </style:style>
    <style:style style:name="P55" style:family="paragraph" style:parent-style-name="Standard">
      <style:paragraph-properties fo:break-before="page"/>
      <style:text-properties officeooo:rsid="0021aee4" officeooo:paragraph-rsid="0021aee4"/>
    </style:style>
    <style:style style:name="T1" style:family="text">
      <style:text-properties officeooo:rsid="000ccaaf"/>
    </style:style>
    <style:style style:name="T2" style:family="text">
      <style:text-properties fo:font-style="italic" style:font-style-asian="italic" style:font-style-complex="italic"/>
    </style:style>
    <style:style style:name="T3" style:family="text">
      <style:text-properties fo:font-style="italic" officeooo:rsid="000ccaaf"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d646a"/>
    </style:style>
    <style:style style:name="T6" style:family="text">
      <style:text-properties officeooo:rsid="00100a02"/>
    </style:style>
    <style:style style:name="T7" style:family="text">
      <style:text-properties officeooo:rsid="00189b0b"/>
    </style:style>
    <style:style style:name="T8" style:family="text">
      <style:text-properties officeooo:rsid="001924a8"/>
    </style:style>
    <style:style style:name="T9" style:family="text">
      <style:text-properties officeooo:rsid="001a2f52"/>
    </style:style>
    <style:style style:name="T10" style:family="text">
      <style:text-properties style:font-name="Calibri"/>
    </style:style>
    <style:style style:name="T11" style:family="text">
      <style:text-properties style:font-name="Calibri" officeooo:rsid="001a2f52"/>
    </style:style>
    <style:style style:name="T12" style:family="text">
      <style:text-properties style:font-name="Calibri" officeooo:rsid="001a8927"/>
    </style:style>
    <style:style style:name="T13" style:family="text">
      <style:text-properties style:font-name="Calibri" officeooo:rsid="001a9b87"/>
    </style:style>
    <style:style style:name="T14" style:family="text">
      <style:text-properties style:font-name="Calibri" officeooo:rsid="001e53d7"/>
    </style:style>
    <style:style style:name="T15" style:family="text">
      <style:text-properties style:font-name="Calibri" officeooo:rsid="0021aee4"/>
    </style:style>
    <style:style style:name="T16" style:family="text">
      <style:text-properties style:font-name="Calibri" officeooo:rsid="001a2f52"/>
    </style:style>
    <style:style style:name="T17" style:family="text">
      <style:text-properties fo:font-weight="bold" style:font-weight-asian="bold" style:font-weight-complex="bold"/>
    </style:style>
    <style:style style:name="T18" style:family="text">
      <style:text-properties fo:font-weight="bold" officeooo:rsid="001a9b87" style:font-weight-asian="bold" style:font-weight-complex="bold"/>
    </style:style>
    <style:style style:name="T19" style:family="text">
      <style:text-properties officeooo:rsid="001e53d7"/>
    </style:style>
    <style:style style:name="T20" style:family="text">
      <style:text-properties officeooo:rsid="0012030d"/>
    </style:style>
    <style:style style:name="T21" style:family="text">
      <style:text-properties officeooo:rsid="00202796"/>
    </style:style>
    <style:style style:name="T22" style:family="text">
      <style:text-properties officeooo:rsid="00221b69"/>
    </style:style>
    <style:style style:name="T23" style:family="text">
      <style:text-properties officeooo:rsid="0022623e"/>
    </style:style>
    <style:style style:name="T24" style:family="text">
      <style:text-properties officeooo:rsid="0023d2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mi-supervised learning for criterion-related validity studies</text:p>
      <text:p text:style-name="P1"/>
      <text:p text:style-name="P1">Supervised learning is the machine learning term for data sets with predictor (X) and criterion (Y) data where a statistical model (e.g., regression) is fit to the data to predict the criterion/Y from the predictor/X variables. Unsupervised learning refers to procedures like cluster analysis or latent class analysis where there is no criterion/Y variable and the objective is to uncover the hidden categories (which are thought of as latent criterion groups).</text:p>
      <text:p text:style-name="P1"/>
      <text:p text:style-name="P2">Semi-supervised learning refers to situations in which statistical models are fit to data comprised of a combination of cases with complete predictor and criterion data and cases with only predictor data. The missing criterion data must be imputed. To most psychologists, this will seem ridiculous (to include many cases where the criterion value is imputed), but advocates of machine learning suggest that inclusion of a broader diversity of predictor combinations can improve the performance of a model (CITE). <text:span text:style-name="T5">In essence, the issue is that the added cases without criterion data add information about the predictors, even though they contain no additional information about the predictor-criterion relationship.</text:span></text:p>
      <text:p text:style-name="P2"/>
      <text:p text:style-name="P25">Datasets for semi-supervised learning are quite ubiquitous in psychology and in selection. For example, <text:span text:style-name="T8">because criterion data is often hard to obtain, </text:span>it is quite common to have a large sample of test data but only a small sample of criterion data. <text:span text:style-name="T7">Another common situation is where all applicants have completed assessments, but only those hired have criterion data (performance, turnover, etc.). If the s</text:span>emi-supervised learning <text:span text:style-name="T8">method is supported by this study, it </text:span>could be used to compute correlations on the larger sample with test data, rather than the smaller sample with criterion data. <text:span text:style-name="T8">In applicant samples, the resulting freedom from range restriction may be a substantial improvement.</text:span></text:p>
      <text:p text:style-name="P2"/>
      <text:p text:style-name="P3">In semi-supervised learning, the samples are called learning (for fitting the model) and testing (for cross -validation). In the learning sample, the cases without criterion data are called “unlabeled” <text:span text:style-name="T8">and </text:span>cases with criterion data are called “labeled”.</text:p>
      <text:p text:style-name="P1"/>
      <text:p text:style-name="P28">The current study is designed to evaluate the practical advantages and disadvantages of semi-supervised learning for criterion-related validity studies.</text:p>
      <text:p text:style-name="P3"/>
      <text:p text:style-name="P7">Methodology</text:p>
      <text:p text:style-name="P3"/>
      <text:p text:style-name="P3">A Monte-Carlo simulation design will be used where a series of samples of different sizes can be generated from populations with known properties. Because the data are generated, we can define samples of arbitrary size with arbitrary proportions of the learning sample being labeled. </text:p>
      <text:p text:style-name="P3"/>
      <text:p text:style-name="P3">Given a simulation design, we can compare the semi-supervised learning with supervised learning using all labels, but it is a foregone conclusion that this comparison will always favor the supervised learning (i.e., semi-supervised learning on a sample of N<text:span text:style-name="T8">L</text:span> labeled and N<text:span text:style-name="T8">U</text:span> unlabeled cases will always be inferior to supervised leaning in a sample of N<text:span text:style-name="T8">L</text:span>+N<text:span text:style-name="T8">U</text:span> labeled cases). The real question is whether supervised learning on a sample of N<text:span text:style-name="T8">L</text:span> labeled cases is superior to semi-supervised learning on a mixed sample of N<text:span text:style-name="T8">L</text:span>+N<text:span text:style-name="T8">U cases</text:span>.</text:p>
      <text:p text:style-name="P3"/>
      <text:p text:style-name="P28"><text:soft-page-break/><text:span text:style-name="T18">Imputation method. </text:span>Potentially, there are many algorithms <text:span text:style-name="T5">for conducting semi-supervised learning. This study will </text:span>impute the missing cases <text:span text:style-name="T5">and then perform supervised learning on the mixed sample of labeled and imputed unlabeled cases</text:span>. </text:p>
      <text:p text:style-name="P28"/>
      <text:p text:style-name="P28"><text:span text:style-name="T8">My initial </text:span>propos<text:span text:style-name="T8">al was to match base don item response vectors: </text:span>Assume the test is composed of n Likert items scored 1 to 5. <text:span text:style-name="T1">For each unlabeled case, find the N=30 closest labeled cases and randomly select a case and apply its label to the unlabeled case. Closest refers to the Euclidean distance between cases, where each case is considered a vector in </text:span><text:span text:style-name="T3">n</text:span><text:span text:style-name="T1">-space. Do this for all unlabeled cases. In this algorithm, 30 is an arbitrary choice to have similar vectors. This choice could be varied or could depend on the distance.</text:span></text:p>
      <text:p text:style-name="P28"/>
      <text:p text:style-name="P29">But this proposal depends on item responses, which are known to be fallible. A<text:span text:style-name="T6"> better matching algorithm </text:span>would <text:span text:style-name="T6">match based on score: Assume the test is composed of n Likert items scored 1 to 5 </text:span>for each of K traits<text:span text:style-name="T6">. For each unlabeled case, find the N=30 closest labeled cases and randomly select a case and apply its label to the unlabeled case. Closest refers to the Euclidean distance between cases, where each case is considered a vector </text:span>of K scores<text:span text:style-name="T1">. Do this for all unlabeled cases. In this algorithm, 30 is an arbitrary choice to have similar vectors. This choice could be varied or could depend on the distance. Possibly, an even better algorithm would be to create a composite and match based on that composite.</text:span></text:p>
      <text:p text:style-name="P29"/>
      <text:p text:style-name="P29">However, that algorithm may be needlessly complicated by simulating five domains. Similar to a composite, a<text:span text:style-name="T6">ssume the test is composed of n </text:span>scored dichotomous items<text:span text:style-name="T6">. For each unlabeled case, find the closest labeled cases and randomly select a case and apply its label to the unlabeled case. Closest </text:span>now refers to numeric scores. In many cases, an exact match may occur (i.e., the unlabeled case as score of 10 and there are, say, 15 labeled cased with a score of 10). In other cases, closest would be a narrow score band (e.g., labeled cases with scores 9 to 11). Label all <text:span text:style-name="T1">unlabeled cases. In this algorithm, </text:span>more than one closest match is desirable, but any specific number of close matches is arbitrary.</text:p>
      <text:p text:style-name="P28"/>
      <text:p text:style-name="P4">After imputing missing labels, compute the predictor score (the sum of the scored predictors) and <text:s/>compute the correlation between the predictor and criterion scores. Compute also this correlation only for the labeled cases. <text:s/>If the first correlation is consistently more accurate, then the semi-supervised learning method is superior to the supervised learning method.</text:p>
      <text:p text:style-name="P4"/>
      <text:p text:style-name="P33">Note that one way (probably a bad way) to impute data would be to, say, model the predictive relationship in the NL sample and then use something like a fitted regression line to impute the missing labels for the NU sample. This is a bad idea because the imputed labels will be coerced to conform to the model fit in the NL sample. <text:s/>It seems like a good principle is that the imputed data conforms to <text:span text:style-name="T17">[XXX the what? How to phrase this?]</text:span></text:p>
      <text:p text:style-name="P4"/>
      <text:p text:style-name="P30"><text:span text:style-name="T18">Evaluating semi-supervised validity studies. </text:span>Validation is an inferential estimation task, and statistical estimates <text:span text:style-name="T9">should be un</text:span>bias<text:span text:style-name="T9">ed, consistent, and relatively </text:span>efficien<text:span text:style-name="T9">t</text:span>. <text:span text:style-name="T9">Bias is usually conceptualized where the sample estimate, r, approaches a value of </text:span><text:span text:style-name="T11">ρ</text:span><text:span text:style-name="T11">+b as sample size grows, where b is the bias. An estimator is said to be unbiased when b=0. Consistency is the property that larger samples produce more accurate estimates. For </text:span><text:span text:style-name="T11">unbiased and consistent estimators, the expected value of the sample statistic, </text:span><text:span text:style-name="T11">r, becomes closer to the population value, </text:span><text:span text:style-name="T11">ρ, as sample size increases. Finally, we should </text:span><text:soft-page-break/><text:span text:style-name="T11">prefer the most efficient estimator—one that has the smallest sampling error for a given sample size. Bayesian statistics are known to accept a small degree of bias in return for greater efficiency.</text:span></text:p>
      <text:p text:style-name="P30"><text:span text:style-name="T11"/></text:p>
      <text:p text:style-name="P31"><text:span text:style-name="T10">In a simulation study, validity coefficients can be evaluated in terms of their bias by evaluating the difference between the means of many samples </text:span><text:span text:style-name="T12">from the same population. Bias may depend on the population. For example, in Bayesian estimation with a non-uniform prior, samples from a population where the parameter and prior are perfectly matched are unbiased, whereas estimation of other parameters will be biased (upwards or downwards) towards the center of the weight of the prior and biased more as the mismatch between the prior center and the parameter increases. Using a prior centered on 0 will produce no bias in samples with μ=0; bias will be positive for populations with μ&lt;0 and negative for populations with μ&gt;0. Positive bias will be larger for populations with μ&lt;&lt;0 as compared to those with μ&lt;0. But all these estimates will be more efficient than estimates without priors. This trade-off is why use of Bayesian statistics is sometimes controversial, because it is not widely accepted that consistency outweighs bias (the Bayesian view), or vice-versa.</text:span></text:p>
      <text:p text:style-name="P31"><text:span text:style-name="T12"/></text:p>
      <text:p text:style-name="P32"><text:span text:style-name="T10">Semi-supervised learning for validity studies can be studied by varying parameters of the situation (true validity, sample size, etc.) and for each parameter combination, generating a large number of replications (e.g., 500) where in each replication:</text:span></text:p>
      <text:p text:style-name="P32"><text:span text:style-name="T10"/></text:p>
      <text:list xml:id="list2770386744" text:style-name="L2">
        <text:list-item>
          <text:p text:style-name="P34"><text:span text:style-name="T13">the validity of the NL sample is computed using supervised a method (e.g., linear correlation)</text:span></text:p>
        </text:list-item>
        <text:list-item>
          <text:p text:style-name="P34"><text:span text:style-name="T13">the validity of the NL+NU sample is computed using semi-supervised a method (e.g., linear correlation of the imputed NL+NU dataset)</text:span></text:p>
        </text:list-item>
      </text:list>
      <text:p text:style-name="P35"><text:span text:style-name="T13"/></text:p>
      <text:p text:style-name="P33"><text:span text:style-name="T10">Bias is evident when the mean across replications systematically diverges from the known population parameter value. Consistency is shown by the reduction in sampling error as sample size (NL sample size, in this case) increases. Relative efficiency is shown by the size of the sampling error (i.e., the square root of the sum of the squared deviations of sample validity coefficients minus the population value divided by the number of replications; SE = sqrt( sum(deviation(i)^2)/num_replications, where deviation(i) = sample_r – population_r for replication i).</text:span></text:p>
      <text:p text:style-name="P33"><text:span text:style-name="T10"/></text:p>
      <text:p text:style-name="P36"><text:span text:style-name="T10">Potential parameters to consider:</text:span></text:p>
      <text:p text:style-name="P36"><text:span text:style-name="T10"/></text:p>
      <text:list xml:id="list2032685105" text:style-name="L3">
        <text:list-item>
          <text:p text:style-name="P38"><text:span text:style-name="T15">NL </text:span><text:span text:style-name="T10">Sample size: 20, 50, 100, 200, 500, </text:span><text:span text:style-name="T14">1000</text:span></text:p>
        </text:list-item>
        <text:list-item>
          <text:p text:style-name="P38"><text:span text:style-name="T10">NU </text:span><text:span text:style-name="T15">Sample size:</text:span><text:span text:style-name="T10"> 50, 100, 200, 500, 1000, 2000</text:span></text:p>
        </text:list-item>
        <text:list-item>
          <text:p text:style-name="P38"><text:span text:style-name="T10">Population validity: 0, 0.20, 0.40</text:span></text:p>
        </text:list-item>
        <text:list-item>
          <text:p text:style-name="P37"><text:span text:style-name="T10">Size of the matching group: &gt;=1, &gt;=10, &gt;=20</text:span></text:p>
        </text:list-item>
        <text:list-item>
          <text:p text:style-name="P50"><text:span text:style-name="T10">Criterion reliability: 0.50, 0.70, 0.95</text:span></text:p>
        </text:list-item>
      </text:list>
      <text:p text:style-name="P4"/>
      <text:p text:style-name="P52">Maybe as a first, cut, simply evaluate the sample sizes (as shown in Tables 1 and 2 at the end of this proposal) with validity = 0.20, matching group size = 10, and criterion reliability = 0.70. Tables 3-5 would require that a NHST be performed for the significance of the validity coefficient. Then additional combinations could be investigated. Both sample size and population validity will definitely have a big effect on power. <text:span text:style-name="T23">Type I rate may be well-controlled.</text:span></text:p>
      <text:p text:style-name="P54"/>
      <text:p text:style-name="P6">Hypotheses</text:p>
      <text:p text:style-name="P5"/>
      <text:p text:style-name="P5">H1: Correlations computed from semi-supervised learning on a sample of NL+NU will be more accurate than supervised learning on a sample of NL</text:p>
      <text:p text:style-name="P5"/>
      <text:p text:style-name="P5">H2: Increased accuracy for semi-supervised learning will larger when NL is small (NL &lt;&lt; 200) than when NL is big (NL &gt;&gt; 200)</text:p>
      <text:p text:style-name="P5"/>
      <text:p text:style-name="P5">RQ1: How do sample sizes of NL and NU affect these outcomes? How small a sample of NU and NL allows adequate accuracy?</text:p>
      <text:p text:style-name="P5"/>
      <text:p text:style-name="P5">RQ2: Does semi-supervised learning introduce any bias? If so, how much and in what direction?</text:p>
      <text:p text:style-name="P3"/>
      <text:p text:style-name="P4">Euclidean distance is computed as follows:</text:p>
      <text:p text:style-name="P4"/>
      <text:p text:style-name="P4"># Pick a target vector of 30 Likert item responses.</text:p>
      <text:p text:style-name="P4">Loop <text:span text:style-name="T2">c</text:span> over all labeled cases</text:p>
      <text:p text:style-name="P4"><text:tab/>Set distance = 0</text:p>
      <text:p text:style-name="P4"><text:tab/>Loop <text:span text:style-name="T4">i</text:span> over items (1 .. 30)</text:p>
      <text:p text:style-name="P4"><text:tab/><text:tab/>distance += ( target[i] – c[i] ) ** 2</text:p>
      <text:p text:style-name="P4"><text:tab/>distances[c] = sqrt( distance )</text:p>
      <text:p text:style-name="P4"/>
      <text:p text:style-name="P6">Simulation flow</text:p>
      <text:p text:style-name="P5"/>
      <text:p text:style-name="P53">Loop over conditions</text:p>
      <text:p text:style-name="P5"><text:tab/>Loop <text:span text:style-name="T24">r </text:span>over replications</text:p>
      <text:p text:style-name="P5"><text:tab/><text:tab/>Generate sample <text:span text:style-name="T24">r</text:span></text:p>
      <text:p text:style-name="P5"><text:tab/><text:tab/>Impute missing data</text:p>
      <text:p text:style-name="P5"><text:tab/><text:tab/>Compute correlations:</text:p>
      <text:p text:style-name="P5"><text:tab/><text:tab/><text:tab/>supervised learning (NL cases)</text:p>
      <text:p text:style-name="P5"><text:tab/><text:tab/><text:tab/>semi-supervised learning (NL+NU cases)</text:p>
      <text:p text:style-name="P5"><text:tab/><text:tab/><text:span text:style-name="T24">Store 2 validity coefficients (possibly also a NHST)</text:span></text:p>
      <text:p text:style-name="P5"/>
      <text:p text:style-name="P45">Reporting</text:p>
      <text:p text:style-name="P53"/>
      <text:p text:style-name="P53">Loop over NL sample sizes</text:p>
      <text:p text:style-name="P53"><text:tab/>Loop over NU sample sizes</text:p>
      <text:p text:style-name="P41"><text:tab/><text:tab/>Loop <text:span text:style-name="T24">r </text:span>over replications</text:p>
      <text:p text:style-name="P41"><text:tab/><text:tab/><text:tab/><text:span text:style-name="T24">Accumulate mean and SD</text:span></text:p>
      <text:p text:style-name="P41"><text:tab/><text:tab/><text:span text:style-name="T24">Compute Bias = mean - true</text:span></text:p>
      <text:p text:style-name="P41"><text:tab/><text:tab/><text:span text:style-name="T24">Sampling Error = SD</text:span></text:p>
      <text:p text:style-name="P41"/>
      <text:p text:style-name="P5">Compare supervised and semi-supervised </text:p>
      <text:p text:style-name="P5"/>
      <text:p text:style-name="P9"><text:span text:style-name="T19">IRT </text:span>Sample generation</text:p>
      <text:p text:style-name="P10"><text:soft-page-break/></text:p>
      <text:p text:style-name="P10">Assuming an IRT model for the Likert responses, a true predictor score and true criterion score will be sampled from a bivariate normal distribution with known population correlation. The true predictor score will be used in the standard way to generate responses to the Likert items. Each case will be marked as “labeled” or “unlabeled” and unlabeled cases will not have the criterion score attached (unless we want to hide it).</text:p>
      <text:p text:style-name="P5"/>
      <text:p text:style-name="P43"><text:span text:style-name="T19">CTT </text:span>Sample generation</text:p>
      <text:p text:style-name="P22"/>
      <text:p text:style-name="P22">Assuming a <text:span text:style-name="T19">CTT </text:span>model, a true predictor score and true criterion score will be sampled from a bivariate <text:span text:style-name="T19">standard </text:span>normal distribution with known population correlation, <text:span text:style-name="T19">and an error score will be sampled from a univariate standard normal distribution. Observed </text:span>predictor score <text:span text:style-name="T19">= round( true predictor score * S + M + SEM * error score) where S = desired test standard deviation, M = desired test mean, SEM = standard error of measurement; SEM = S* sqrt( 1 – reliability ). We know the attenuating effect of reliability on validity, so it seems better to select a constant value, like 0.80, rather than allowing it to vary.</text:span></text:p>
      <text:p text:style-name="P22"/>
      <text:p text:style-name="P22"><text:span text:style-name="T19">This observed </text:span>predictor score <text:span text:style-name="T19">may also be truncated to an assumed raw score range (e.g., a 30-item test has raw scores 0 to 30; a 10-item 5-point Likert scale has raw scores 5 to 50), in which cases floor or ceiling effects will occur if M is too large or too small.</text:span></text:p>
      <text:p text:style-name="P22"/>
      <text:p text:style-name="P22">Each case will be marked as “labeled” or “unlabeled” and unlabeled cases will not have the criterion score attached (unless we want to hide it).</text:p>
      <text:p text:style-name="P22"/>
      <text:p text:style-name="P46">This approach could be generalized to multivariate predictors (e.g., Big Five) by selecting the predictor and criterion true scores from a multivariate standard normal distribution (each error score could be sampled from a univariate normal distribution, so they will be uncorrelated with all other scores).</text:p>
      <text:p text:style-name="P46"/>
      <text:p text:style-name="P44">Criterion scores</text:p>
      <text:p text:style-name="P46"/>
      <text:p text:style-name="P46">Both the CTT and IRT methods assume a true criterion score is selected from a bivariate or multivariate normal distribution. For bivariate scores with correlation RHO, there is a shortcut:</text:p>
      <text:p text:style-name="P46"/>
      <text:list xml:id="list4105462042" text:style-name="L4">
        <text:list-item>
          <text:p text:style-name="P47">Generate uncorrelated normally-distributed values x1, x2</text:p>
        </text:list-item>
        <text:list-item>
          <text:p text:style-name="P47">Set true_predictor_score = <text:span text:style-name="T21">x</text:span>1</text:p>
        </text:list-item>
        <text:list-item>
          <text:p text:style-name="P47">Set true_criterion_score = RHO * <text:span text:style-name="T21">x</text:span>1 + sqrt( 1- RHO<text:span text:style-name="T21">^2</text:span> ) * <text:span text:style-name="T21">x</text:span>2</text:p>
        </text:list-item>
      </text:list>
      <text:p text:style-name="P46"/>
      <text:p text:style-name="P49">The same procedure can be used to generate observed scores that have a known reliability. Note that when correlating the true and observed values, reliability is square of this correlation, therefore RHO = sqrt( desired reliability ):</text:p>
      <text:p text:style-name="P48"/>
      <text:list xml:id="list155823633958211" text:continue-numbering="true" text:style-name="L4">
        <text:list-item>
          <text:p text:style-name="P47">Generate uncorrelated normally-distributed values x1, x2, <text:span text:style-name="T21">x3</text:span></text:p>
        </text:list-item>
        <text:list-item>
          <text:p text:style-name="P47">Set true_predictor_score = <text:span text:style-name="T21">x</text:span>1</text:p>
        </text:list-item>
        <text:list-item>
          <text:p text:style-name="P47">Set true_criterion_score = RHO * <text:span text:style-name="T21">x</text:span>1 + sqrt( 1- RHO<text:span text:style-name="T21">^2</text:span> ) * <text:span text:style-name="T21">x</text:span>2 </text:p>
        </text:list-item>
        <text:list-item>
          <text:p text:style-name="P47">Set <text:span text:style-name="T21">obs</text:span>_criterion = <text:span text:style-name="T21">sqrt( reliability )</text:span> * true_criterion_score + sqrt( 1- <text:span text:style-name="T21">reliability </text:span>) * <text:span text:style-name="T21">x3</text:span> </text:p>
        </text:list-item>
      </text:list>
      <text:p text:style-name="P48"/>
      <text:p text:style-name="P40"><text:soft-page-break/></text:p>
      <text:p text:style-name="P9">Extensions/Variations</text:p>
      <text:p text:style-name="P10"/>
      <text:list xml:id="list1446992635" text:style-name="L1">
        <text:list-item>
          <text:p text:style-name="P21"><text:span text:style-name="T20">Model the case where the labeled cases were hired and the unlabeled cases were not hired. Assume some (low) degree of validity, so that the criterion and predictor scores of the unhired tend to be lower.</text:span></text:p>
        </text:list-item>
        <text:list-item>
          <text:p text:style-name="P21">Model cognitive ability tests where probably distance based on matching responses is less sensible than simply matching on test score. So, labels will be randomly selected from those who score similarly to the unlabeled case.</text:p>
        </text:list-item>
        <text:list-item>
          <text:p text:style-name="P20">Model group differences and vary whether group is included in the distance calculation (or force a match on group by considering only labeled cases from the same group).</text:p>
        </text:list-item>
        <text:list-item>
          <text:p text:style-name="P20">Model faking, which would reduce the variability of the response and see if this mitigates any value from semi-supervised learning because of the decreased variability.</text:p>
        </text:list-item>
        <text:list-item>
          <text:p text:style-name="P23">Add some percentage of random responses to model idiosyncratic responding.</text:p>
        </text:list-item>
      </text:list>
      <text:p text:style-name="P24"/>
      <text:p text:style-name="P24"/>
      <text:p text:style-name="P55">Table 1. Bias for various sample size combinations</text:p>
      <table:table table:name="Table1" table:style-name="Table1">
        <table:table-column table:style-name="Table1.A" table:number-columns-repeated="7"/>
        <table:table-row>
          <table:table-cell table:style-name="Table1.A1" office:value-type="string">
            <text:p text:style-name="P17"/>
          </table:table-cell>
          <table:table-cell table:style-name="Table1.B1" table:number-columns-spanned="6" office:value-type="string">
            <text:p text:style-name="P12">Labeled Sample Size</text:p>
          </table:table-cell>
          <table:covered-table-cell/>
          <table:covered-table-cell/>
          <table:covered-table-cell/>
          <table:covered-table-cell/>
          <table:covered-table-cell/>
        </table:table-row>
        <table:table-row>
          <table:table-cell table:style-name="Table1.A2" office:value-type="string">
            <text:p text:style-name="P11">Unlabeled Sample Size</text:p>
          </table:table-cell>
          <table:table-cell table:style-name="Table1.B2" office:value-type="string">
            <text:p text:style-name="P12">20</text:p>
          </table:table-cell>
          <table:table-cell table:style-name="Table1.B2" office:value-type="string">
            <text:p text:style-name="P12">50</text:p>
          </table:table-cell>
          <table:table-cell table:style-name="Table1.B2" office:value-type="string">
            <text:p text:style-name="P12">100</text:p>
          </table:table-cell>
          <table:table-cell table:style-name="Table1.B2" office:value-type="string">
            <text:p text:style-name="P12">200</text:p>
          </table:table-cell>
          <table:table-cell table:style-name="Table1.B2" office:value-type="string">
            <text:p text:style-name="P12">500</text:p>
          </table:table-cell>
          <table:table-cell table:style-name="Table1.G2" office:value-type="string">
            <text:p text:style-name="P12">1000</text:p>
          </table:table-cell>
        </table:table-row>
        <table:table-row>
          <table:table-cell table:style-name="Table1.A2" office:value-type="string">
            <text:p text:style-name="P11">50</text:p>
          </table:table-cell>
          <table:table-cell table:style-name="Table1.A2" office:value-type="string">
            <text:p text:style-name="P19">bias(sup)</text:p>
            <text:p text:style-name="P19">bias(semi)</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3" office:value-type="string">
            <text:p text:style-name="P15"/>
          </table:table-cell>
        </table:table-row>
        <table:table-row>
          <table:table-cell table:style-name="Table1.A2" office:value-type="string">
            <text:p text:style-name="P11">100</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4" office:value-type="string">
            <text:p text:style-name="P15"/>
          </table:table-cell>
        </table:table-row>
        <table:table-row>
          <table:table-cell table:style-name="Table1.A2" office:value-type="string">
            <text:p text:style-name="P11">200</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5" office:value-type="string">
            <text:p text:style-name="P15"/>
          </table:table-cell>
        </table:table-row>
        <table:table-row>
          <table:table-cell table:style-name="Table1.A2" office:value-type="string">
            <text:p text:style-name="P11">500</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6" office:value-type="string">
            <text:p text:style-name="P15"/>
          </table:table-cell>
        </table:table-row>
        <table:table-row>
          <table:table-cell table:style-name="Table1.A2" office:value-type="string">
            <text:p text:style-name="P11">1000</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7" office:value-type="string">
            <text:p text:style-name="P15"/>
          </table:table-cell>
        </table:table-row>
        <table:table-row>
          <table:table-cell table:style-name="Table1.A2" office:value-type="string">
            <text:p text:style-name="P11">2000</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G8" office:value-type="string">
            <text:p text:style-name="P15"/>
          </table:table-cell>
        </table:table-row>
      </table:table>
      <text:p text:style-name="P52">Note: bias(sup) = bias for supervised validity; bias(semi) = bias for semi-supervised validity.</text:p>
      <text:p text:style-name="P52"/>
      <text:p text:style-name="P51">Table <text:span text:style-name="T22">2</text:span>. <text:span text:style-name="T22">Relative sampling error</text:span> for various sample size combinations</text:p>
      <table:table table:name="Table2" table:style-name="Table2">
        <table:table-column table:style-name="Table2.A" table:number-columns-repeated="7"/>
        <table:table-row>
          <table:table-cell table:style-name="Table2.A1" office:value-type="string">
            <text:p text:style-name="P18"/>
          </table:table-cell>
          <table:table-cell table:style-name="Table2.B1" table:number-columns-spanned="6" office:value-type="string">
            <text:p text:style-name="P13">Labeled Sample Size</text:p>
          </table:table-cell>
          <table:covered-table-cell/>
          <table:covered-table-cell/>
          <table:covered-table-cell/>
          <table:covered-table-cell/>
          <table:covered-table-cell/>
        </table:table-row>
        <table:table-row>
          <table:table-cell table:style-name="Table2.A2" office:value-type="string">
            <text:p text:style-name="P14">Unlabeled Sample Size</text:p>
          </table:table-cell>
          <table:table-cell table:style-name="Table2.B2" office:value-type="string">
            <text:p text:style-name="P13">20</text:p>
          </table:table-cell>
          <table:table-cell table:style-name="Table2.B2" office:value-type="string">
            <text:p text:style-name="P13">50</text:p>
          </table:table-cell>
          <table:table-cell table:style-name="Table2.B2" office:value-type="string">
            <text:p text:style-name="P13">100</text:p>
          </table:table-cell>
          <table:table-cell table:style-name="Table2.B2" office:value-type="string">
            <text:p text:style-name="P13">200</text:p>
          </table:table-cell>
          <table:table-cell table:style-name="Table2.B2" office:value-type="string">
            <text:p text:style-name="P13">500</text:p>
          </table:table-cell>
          <table:table-cell table:style-name="Table2.G2" office:value-type="string">
            <text:p text:style-name="P13">1000</text:p>
          </table:table-cell>
        </table:table-row>
        <table:table-row>
          <table:table-cell table:style-name="Table2.A2" office:value-type="string">
            <text:p text:style-name="P14">5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3" office:value-type="string">
            <text:p text:style-name="P16"/>
          </table:table-cell>
        </table:table-row>
        <table:table-row>
          <table:table-cell table:style-name="Table2.A2" office:value-type="string">
            <text:p text:style-name="P14">10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4" office:value-type="string">
            <text:p text:style-name="P16"/>
          </table:table-cell>
        </table:table-row>
        <table:table-row>
          <table:table-cell table:style-name="Table2.A2" office:value-type="string">
            <text:p text:style-name="P14">20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5" office:value-type="string">
            <text:p text:style-name="P16"/>
          </table:table-cell>
        </table:table-row>
        <table:table-row>
          <table:table-cell table:style-name="Table2.A2" office:value-type="string">
            <text:p text:style-name="P14">50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6" office:value-type="string">
            <text:p text:style-name="P16"/>
          </table:table-cell>
        </table:table-row>
        <table:table-row>
          <table:table-cell table:style-name="Table2.A2" office:value-type="string">
            <text:p text:style-name="P14">100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7" office:value-type="string">
            <text:p text:style-name="P16"/>
          </table:table-cell>
        </table:table-row>
        <table:table-row>
          <table:table-cell table:style-name="Table2.A2" office:value-type="string">
            <text:p text:style-name="P14">2000</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G8" office:value-type="string">
            <text:p text:style-name="P16"/>
          </table:table-cell>
        </table:table-row>
      </table:table>
      <text:p text:style-name="P52">Note: Tabled values are SE(semi-supervised)/SE(supervised)</text:p>
      <text:p text:style-name="P27"/>
      <text:p text:style-name="P51">Table <text:span text:style-name="T22">3</text:span>. <text:span text:style-name="T22">Type I error rates</text:span></text:p>
      <table:table table:name="Table3" table:style-name="Table3">
        <table:table-column table:style-name="Table3.A" table:number-columns-repeated="7"/>
        <table:table-row>
          <table:table-cell table:style-name="Table3.A1" office:value-type="string">
            <text:p text:style-name="P18"/>
          </table:table-cell>
          <table:table-cell table:style-name="Table3.B1" table:number-columns-spanned="6" office:value-type="string">
            <text:p text:style-name="P13">Labeled Sample Size</text:p>
          </table:table-cell>
          <table:covered-table-cell/>
          <table:covered-table-cell/>
          <table:covered-table-cell/>
          <table:covered-table-cell/>
          <table:covered-table-cell/>
        </table:table-row>
        <table:table-row>
          <table:table-cell table:style-name="Table3.A2" office:value-type="string">
            <text:p text:style-name="P14">Unlabeled Sample Size</text:p>
          </table:table-cell>
          <table:table-cell table:style-name="Table3.B2" office:value-type="string">
            <text:p text:style-name="P13">20</text:p>
          </table:table-cell>
          <table:table-cell table:style-name="Table3.B2" office:value-type="string">
            <text:p text:style-name="P13">50</text:p>
          </table:table-cell>
          <table:table-cell table:style-name="Table3.B2" office:value-type="string">
            <text:p text:style-name="P13">100</text:p>
          </table:table-cell>
          <table:table-cell table:style-name="Table3.B2" office:value-type="string">
            <text:p text:style-name="P13">200</text:p>
          </table:table-cell>
          <table:table-cell table:style-name="Table3.B2" office:value-type="string">
            <text:p text:style-name="P13">500</text:p>
          </table:table-cell>
          <table:table-cell table:style-name="Table3.G2" office:value-type="string">
            <text:p text:style-name="P13">1000</text:p>
          </table:table-cell>
        </table:table-row>
        <table:table-row>
          <table:table-cell table:style-name="Table3.A2" office:value-type="string">
            <text:p text:style-name="P14">5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3" office:value-type="string">
            <text:p text:style-name="P16"/>
          </table:table-cell>
        </table:table-row>
        <table:table-row>
          <table:table-cell table:style-name="Table3.A2" office:value-type="string">
            <text:p text:style-name="P14">10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4" office:value-type="string">
            <text:p text:style-name="P16"/>
          </table:table-cell>
        </table:table-row>
        <table:table-row>
          <table:table-cell table:style-name="Table3.A2" office:value-type="string">
            <text:p text:style-name="P14">20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5" office:value-type="string">
            <text:p text:style-name="P16"/>
          </table:table-cell>
        </table:table-row>
        <table:table-row>
          <table:table-cell table:style-name="Table3.A2" office:value-type="string">
            <text:p text:style-name="P14">50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6" office:value-type="string">
            <text:p text:style-name="P16"/>
          </table:table-cell>
        </table:table-row>
        <table:table-row>
          <table:table-cell table:style-name="Table3.A2" office:value-type="string">
            <text:p text:style-name="P14">100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7" office:value-type="string">
            <text:p text:style-name="P16"/>
          </table:table-cell>
        </table:table-row>
        <table:table-row>
          <table:table-cell table:style-name="Table3.A2" office:value-type="string">
            <text:p text:style-name="P14">200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8" office:value-type="string">
            <text:p text:style-name="P16"/>
          </table:table-cell>
        </table:table-row>
      </table:table>
      <text:p text:style-name="P52">Note: rate(sup) = type I error rate for supervised validity; rate(semi) = type I error rate <text:s/>for semi-supervised validity.</text:p>
      <text:p text:style-name="P52"><text:soft-page-break/></text:p>
      <text:p text:style-name="P51">Table <text:span text:style-name="T22">4</text:span>. <text:span text:style-name="T22">Power for true population validity of 0.20</text:span></text:p>
      <table:table table:name="Table4" table:style-name="Table4">
        <table:table-column table:style-name="Table4.A" table:number-columns-repeated="7"/>
        <table:table-row>
          <table:table-cell table:style-name="Table4.A1" office:value-type="string">
            <text:p text:style-name="P18"/>
          </table:table-cell>
          <table:table-cell table:style-name="Table4.B1" table:number-columns-spanned="6" office:value-type="string">
            <text:p text:style-name="P13">Labeled Sample Size</text:p>
          </table:table-cell>
          <table:covered-table-cell/>
          <table:covered-table-cell/>
          <table:covered-table-cell/>
          <table:covered-table-cell/>
          <table:covered-table-cell/>
        </table:table-row>
        <table:table-row>
          <table:table-cell table:style-name="Table4.A2" office:value-type="string">
            <text:p text:style-name="P14">Unlabeled Sample Size</text:p>
          </table:table-cell>
          <table:table-cell table:style-name="Table4.B2" office:value-type="string">
            <text:p text:style-name="P13">20</text:p>
          </table:table-cell>
          <table:table-cell table:style-name="Table4.B2" office:value-type="string">
            <text:p text:style-name="P13">50</text:p>
          </table:table-cell>
          <table:table-cell table:style-name="Table4.B2" office:value-type="string">
            <text:p text:style-name="P13">100</text:p>
          </table:table-cell>
          <table:table-cell table:style-name="Table4.B2" office:value-type="string">
            <text:p text:style-name="P13">200</text:p>
          </table:table-cell>
          <table:table-cell table:style-name="Table4.B2" office:value-type="string">
            <text:p text:style-name="P13">500</text:p>
          </table:table-cell>
          <table:table-cell table:style-name="Table4.G2" office:value-type="string">
            <text:p text:style-name="P13">1000</text:p>
          </table:table-cell>
        </table:table-row>
        <table:table-row>
          <table:table-cell table:style-name="Table4.A2" office:value-type="string">
            <text:p text:style-name="P14">5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3" office:value-type="string">
            <text:p text:style-name="P16"/>
          </table:table-cell>
        </table:table-row>
        <table:table-row>
          <table:table-cell table:style-name="Table4.A2" office:value-type="string">
            <text:p text:style-name="P14">10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4" office:value-type="string">
            <text:p text:style-name="P16"/>
          </table:table-cell>
        </table:table-row>
        <table:table-row>
          <table:table-cell table:style-name="Table4.A2" office:value-type="string">
            <text:p text:style-name="P14">20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5" office:value-type="string">
            <text:p text:style-name="P16"/>
          </table:table-cell>
        </table:table-row>
        <table:table-row>
          <table:table-cell table:style-name="Table4.A2" office:value-type="string">
            <text:p text:style-name="P14">50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6" office:value-type="string">
            <text:p text:style-name="P16"/>
          </table:table-cell>
        </table:table-row>
        <table:table-row>
          <table:table-cell table:style-name="Table4.A2" office:value-type="string">
            <text:p text:style-name="P14">100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7" office:value-type="string">
            <text:p text:style-name="P16"/>
          </table:table-cell>
        </table:table-row>
        <table:table-row>
          <table:table-cell table:style-name="Table4.A2" office:value-type="string">
            <text:p text:style-name="P14">2000</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G8" office:value-type="string">
            <text:p text:style-name="P16"/>
          </table:table-cell>
        </table:table-row>
      </table:table>
      <text:p text:style-name="P52">Note: pow(sup) = power for supervised validity; pow(semi) = power for semi-supervised validity.</text:p>
      <text:p text:style-name="P52"/>
      <text:p text:style-name="P51">Table <text:span text:style-name="T22">5</text:span>. <text:span text:style-name="T22">Power for true population validity of 0.40</text:span></text:p>
      <table:table table:name="Table5" table:style-name="Table5">
        <table:table-column table:style-name="Table5.A" table:number-columns-repeated="7"/>
        <table:table-row>
          <table:table-cell table:style-name="Table5.A1" office:value-type="string">
            <text:p text:style-name="P18"/>
          </table:table-cell>
          <table:table-cell table:style-name="Table5.B1" table:number-columns-spanned="6" office:value-type="string">
            <text:p text:style-name="P13">Labeled Sample Size</text:p>
          </table:table-cell>
          <table:covered-table-cell/>
          <table:covered-table-cell/>
          <table:covered-table-cell/>
          <table:covered-table-cell/>
          <table:covered-table-cell/>
        </table:table-row>
        <table:table-row>
          <table:table-cell table:style-name="Table5.A2" office:value-type="string">
            <text:p text:style-name="P14">Unlabeled Sample Size</text:p>
          </table:table-cell>
          <table:table-cell table:style-name="Table5.B2" office:value-type="string">
            <text:p text:style-name="P13">20</text:p>
          </table:table-cell>
          <table:table-cell table:style-name="Table5.B2" office:value-type="string">
            <text:p text:style-name="P13">50</text:p>
          </table:table-cell>
          <table:table-cell table:style-name="Table5.B2" office:value-type="string">
            <text:p text:style-name="P13">100</text:p>
          </table:table-cell>
          <table:table-cell table:style-name="Table5.B2" office:value-type="string">
            <text:p text:style-name="P13">200</text:p>
          </table:table-cell>
          <table:table-cell table:style-name="Table5.B2" office:value-type="string">
            <text:p text:style-name="P13">500</text:p>
          </table:table-cell>
          <table:table-cell table:style-name="Table5.G2" office:value-type="string">
            <text:p text:style-name="P13">1000</text:p>
          </table:table-cell>
        </table:table-row>
        <table:table-row>
          <table:table-cell table:style-name="Table5.A2" office:value-type="string">
            <text:p text:style-name="P14">5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3" office:value-type="string">
            <text:p text:style-name="P16"/>
          </table:table-cell>
        </table:table-row>
        <table:table-row>
          <table:table-cell table:style-name="Table5.A2" office:value-type="string">
            <text:p text:style-name="P14">10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4" office:value-type="string">
            <text:p text:style-name="P16"/>
          </table:table-cell>
        </table:table-row>
        <table:table-row>
          <table:table-cell table:style-name="Table5.A2" office:value-type="string">
            <text:p text:style-name="P14">20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5" office:value-type="string">
            <text:p text:style-name="P16"/>
          </table:table-cell>
        </table:table-row>
        <table:table-row>
          <table:table-cell table:style-name="Table5.A2" office:value-type="string">
            <text:p text:style-name="P14">50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6" office:value-type="string">
            <text:p text:style-name="P16"/>
          </table:table-cell>
        </table:table-row>
        <table:table-row>
          <table:table-cell table:style-name="Table5.A2" office:value-type="string">
            <text:p text:style-name="P14">100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7" office:value-type="string">
            <text:p text:style-name="P16"/>
          </table:table-cell>
        </table:table-row>
        <table:table-row>
          <table:table-cell table:style-name="Table5.A2" office:value-type="string">
            <text:p text:style-name="P14">2000</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G8" office:value-type="string">
            <text:p text:style-name="P16"/>
          </table:table-cell>
        </table:table-row>
      </table:table>
      <text:p text:style-name="P52">Note: pow(sup) = power for supervised validity; pow(semi) = power for semi-supervised validity.</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20:38:03.489000000</meta:creation-date>
    <dc:date>2018-05-12T15:58:21.458000000</dc:date>
    <meta:editing-duration>PT11H41M40S</meta:editing-duration>
    <meta:editing-cycles>10</meta:editing-cycles>
    <meta:generator>LibreOffice/5.4.6.2$Windows_X86_64 LibreOffice_project/4014ce260a04f1026ba855d3b8d91541c224eab8</meta:generator>
    <meta:print-date>2018-05-12T13:14:58.828000000</meta:print-date>
    <meta:document-statistic meta:table-count="5" meta:image-count="0" meta:object-count="0" meta:page-count="8" meta:paragraph-count="162" meta:word-count="2539" meta:character-count="15570" meta:non-whitespace-character-count="13171"/>
  </office:meta>
</office:document-meta>
</file>